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2.544cm"/>
    </style:style>
    <style:style style:name="co12" style:family="table-column">
      <style:table-column-properties fo:break-before="auto" style:column-width="3.542cm"/>
    </style:style>
    <style:style style:name="co13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6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1" table:default-cell-style-name="ce5"/>
        <table:table-column table:style-name="co6" table:default-cell-style-name="ce5"/>
        <table:table-column table:style-name="co12" table:default-cell-style-name="ce5"/>
        <table:table-column table:style-name="co13" table:default-cell-style-name="ce5"/>
        <table:table-column table:style-name="co6" table:number-columns-repeated="972" table:default-cell-style-name="ce5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MA_LENGTH</text:p>
          </table:table-cell>
          <table:covered-table-cell table:number-columns-repeated="6"/>
          <table:table-cell table:number-columns-repeated="969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MA_LENGTH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Default" office:value-type="float" office:value="-108.759773398346" calcext:value-type="float">
            <text:p>-108.759773398346</text:p>
          </table:table-cell>
          <table:table-cell table:style-name="Default" office:value-type="float" office:value="-29.3646889780875" calcext:value-type="float">
            <text:p>-29.3646889780875</text:p>
          </table:table-cell>
          <table:table-cell table:style-name="Default" office:value-type="float" office:value="-79.3950844202587" calcext:value-type="float">
            <text:p>-79.3950844202587</text:p>
          </table:table-cell>
          <table:table-cell table:style-name="Default" office:value-type="float" office:value="26.9411764705882" calcext:value-type="float">
            <text:p>26.9411764705882</text:p>
          </table:table-cell>
          <table:table-cell table:style-name="Default" office:value-type="float" office:value="23.679060665362" calcext:value-type="float">
            <text:p>23.679060665362</text:p>
          </table:table-cell>
          <table:table-cell table:style-name="Default" office:value-type="float" office:value="31.858407079646" calcext:value-type="float">
            <text:p>31.85840707964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7.025169677565" calcext:value-type="float">
            <text:p>117.025169677565</text:p>
          </table:table-cell>
          <table:table-cell table:style-name="Default" office:value-type="float" office:value="88.1606729247333" calcext:value-type="float">
            <text:p>88.1606729247333</text:p>
          </table:table-cell>
          <table:table-cell table:style-name="Default" office:value-type="float" office:value="28.8644967528319" calcext:value-type="float">
            <text:p>28.8644967528319</text:p>
          </table:table-cell>
          <table:table-cell table:style-name="Default" office:value-type="float" office:value="10.3128621089224" calcext:value-type="float">
            <text:p>10.3128621089224</text:p>
          </table:table-cell>
          <table:table-cell table:style-name="Default" office:value-type="float" office:value="9.61182994454713" calcext:value-type="float">
            <text:p>9.61182994454713</text:p>
          </table:table-cell>
          <table:table-cell table:style-name="Default" office:value-type="float" office:value="11.4906832298137" calcext:value-type="float">
            <text:p>11.490683229813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157.773129402562" calcext:value-type="float">
            <text:p>-157.773129402562</text:p>
          </table:table-cell>
          <table:table-cell office:value-type="float" office:value="-33.9492891617469" calcext:value-type="float">
            <text:p>-33.9492891617469</text:p>
          </table:table-cell>
          <table:table-cell office:value-type="float" office:value="-123.823840240815" calcext:value-type="float">
            <text:p>-123.823840240815</text:p>
          </table:table-cell>
          <table:table-cell office:value-type="float" office:value="27.5782155272306" calcext:value-type="float">
            <text:p>27.5782155272306</text:p>
          </table:table-cell>
          <table:table-cell office:value-type="float" office:value="24.0295748613678" calcext:value-type="float">
            <text:p>24.0295748613678</text:p>
          </table:table-cell>
          <table:table-cell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134.685138732446" calcext:value-type="float">
            <text:p>-134.685138732446</text:p>
          </table:table-cell>
          <table:table-cell table:style-name="Default" office:value-type="float" office:value="13.8255573259094" calcext:value-type="float">
            <text:p>13.8255573259094</text:p>
          </table:table-cell>
          <table:table-cell table:style-name="Default" office:value-type="float" office:value="-148.510696058355" calcext:value-type="float">
            <text:p>-148.510696058355</text:p>
          </table:table-cell>
          <table:table-cell table:style-name="Default" office:value-type="float" office:value="27.9370952821462" calcext:value-type="float">
            <text:p>27.9370952821462</text:p>
          </table:table-cell>
          <table:table-cell table:style-name="Default" office:value-type="float" office:value="26.2784090909091" calcext:value-type="float">
            <text:p>26.2784090909091</text:p>
          </table:table-cell>
          <table:table-cell table:style-name="Default" office:value-type="float" office:value="31.0344827586207" calcext:value-type="float">
            <text:p>31.0344827586207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6.88595128819361" calcext:value-type="float">
            <text:p>-6.88595128819361</text:p>
          </table:table-cell>
          <table:table-cell table:style-name="Default" office:value-type="float" office:value="-29.3523221489115" calcext:value-type="float">
            <text:p>-29.3523221489115</text:p>
          </table:table-cell>
          <table:table-cell table:style-name="Default" office:value-type="float" office:value="22.4663708607179" calcext:value-type="float">
            <text:p>22.4663708607179</text:p>
          </table:table-cell>
          <table:table-cell table:style-name="Default" office:value-type="float" office:value="32.258064516129" calcext:value-type="float">
            <text:p>32.258064516129</text:p>
          </table:table-cell>
          <table:table-cell table:style-name="Default" office:value-type="float" office:value="28.0851063829787" calcext:value-type="float">
            <text:p>28.0851063829787</text:p>
          </table:table-cell>
          <table:table-cell table:style-name="Default" office:value-type="float" office:value="45.3333333333333" calcext:value-type="float">
            <text:p>45.3333333333333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29.399539493237" calcext:value-type="float">
            <text:p>-129.399539493237</text:p>
          </table:table-cell>
          <table:table-cell table:style-name="Default" office:value-type="float" office:value="-14.6091792929319" calcext:value-type="float">
            <text:p>-14.6091792929319</text:p>
          </table:table-cell>
          <table:table-cell table:style-name="Default" office:value-type="float" office:value="-114.790360200305" calcext:value-type="float">
            <text:p>-114.790360200305</text:p>
          </table:table-cell>
          <table:table-cell table:style-name="Default" office:value-type="float" office:value="30.1274623406721" calcext:value-type="float">
            <text:p>30.1274623406721</text:p>
          </table:table-cell>
          <table:table-cell table:style-name="Default" office:value-type="float" office:value="26.8339768339768" calcext:value-type="float">
            <text:p>26.8339768339768</text:p>
          </table:table-cell>
          <table:table-cell table:style-name="Default" office:value-type="float" office:value="35.0724637681159" calcext:value-type="float">
            <text:p>35.072463768115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-695.154239347514" calcext:value-type="float">
            <text:p>-695.154239347514</text:p>
          </table:table-cell>
          <table:table-cell table:style-name="Default" office:value-type="float" office:value="-416.153750913544" calcext:value-type="float">
            <text:p>-416.153750913544</text:p>
          </table:table-cell>
          <table:table-cell table:style-name="Default" office:value-type="float" office:value="-279.00048843397" calcext:value-type="float">
            <text:p>-279.00048843397</text:p>
          </table:table-cell>
          <table:table-cell table:style-name="Default" office:value-type="float" office:value="24.945295404814" calcext:value-type="float">
            <text:p>24.945295404814</text:p>
          </table:table-cell>
          <table:table-cell table:style-name="Default" office:value-type="float" office:value="22.4101479915433" calcext:value-type="float">
            <text:p>22.4101479915433</text:p>
          </table:table-cell>
          <table:table-cell table:style-name="Default" office:value-type="float" office:value="27.6643990929705" calcext:value-type="float">
            <text:p>27.6643990929705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6.8651299258974" calcext:value-type="float">
            <text:p>36.8651299258974</text:p>
          </table:table-cell>
          <table:table-cell table:style-name="Default" office:value-type="float" office:value="80.5270153459803" calcext:value-type="float">
            <text:p>80.5270153459803</text:p>
          </table:table-cell>
          <table:table-cell table:style-name="Default" office:value-type="float" office:value="-43.6618854200829" calcext:value-type="float">
            <text:p>-43.6618854200829</text:p>
          </table:table-cell>
          <table:table-cell table:style-name="Default" office:value-type="float" office:value="11.7033603707995" calcext:value-type="float">
            <text:p>11.7033603707995</text:p>
          </table:table-cell>
          <table:table-cell table:style-name="Default" office:value-type="float" office:value="11.275415896488" calcext:value-type="float">
            <text:p>11.275415896488</text:p>
          </table:table-cell>
          <table:table-cell table:style-name="Default" office:value-type="float" office:value="12.4223602484472" calcext:value-type="float">
            <text:p>12.422360248447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203.167253927658" calcext:value-type="float">
            <text:p>-203.167253927658</text:p>
          </table:table-cell>
          <table:table-cell office:value-type="float" office:value="-49.0175133018096" calcext:value-type="float">
            <text:p>-49.0175133018096</text:p>
          </table:table-cell>
          <table:table-cell office:value-type="float" office:value="-154.149740625849" calcext:value-type="float">
            <text:p>-154.149740625849</text:p>
          </table:table-cell>
          <table:table-cell office:value-type="float" office:value="31.4020857473928" calcext:value-type="float">
            <text:p>31.4020857473928</text:p>
          </table:table-cell>
          <table:table-cell office:value-type="float" office:value="29.2051756007394" calcext:value-type="float">
            <text:p>29.2051756007394</text:p>
          </table:table-cell>
          <table:table-cell office:value-type="float" office:value="35.0931677018634" calcext:value-type="float">
            <text:p>35.093167701863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16.745878009926" calcext:value-type="float">
            <text:p>-116.745878009926</text:p>
          </table:table-cell>
          <table:table-cell table:style-name="Default" office:value-type="float" office:value="21.1456626100991" calcext:value-type="float">
            <text:p>21.1456626100991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127.933271409675" calcext:value-type="float">
            <text:p>-127.933271409675</text:p>
          </table:table-cell>
          <table:table-cell table:style-name="Default" office:value-type="float" office:value="19.2364166685201" calcext:value-type="float">
            <text:p>19.2364166685201</text:p>
          </table:table-cell>
          <table:table-cell table:style-name="Default" office:value-type="float" office:value="-147.169688078195" calcext:value-type="float">
            <text:p>-147.169688078195</text:p>
          </table:table-cell>
          <table:table-cell table:style-name="Default" office:value-type="float" office:value="29.6747967479675" calcext:value-type="float">
            <text:p>29.6747967479675</text:p>
          </table:table-cell>
          <table:table-cell table:style-name="Default" office:value-type="float" office:value="27.9620853080569" calcext:value-type="float">
            <text:p>27.9620853080569</text:p>
          </table:table-cell>
          <table:table-cell table:style-name="Default" office:value-type="float" office:value="32.7635327635328" calcext:value-type="float">
            <text:p>32.7635327635328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44.5099899117636" calcext:value-type="float">
            <text:p>-44.5099899117636</text:p>
          </table:table-cell>
          <table:table-cell table:style-name="Default" office:value-type="float" office:value="6.49811509268585" calcext:value-type="float">
            <text:p>6.49811509268585</text:p>
          </table:table-cell>
          <table:table-cell table:style-name="Default" office:value-type="float" office:value="-51.0081050044494" calcext:value-type="float">
            <text:p>-51.0081050044494</text:p>
          </table:table-cell>
          <table:table-cell table:style-name="Default" office:value-type="float" office:value="30.9602649006622" calcext:value-type="float">
            <text:p>30.9602649006622</text:p>
          </table:table-cell>
          <table:table-cell table:style-name="Default" office:value-type="float" office:value="27.5609756097561" calcext:value-type="float">
            <text:p>27.5609756097561</text:p>
          </table:table-cell>
          <table:table-cell table:style-name="Default" office:value-type="float" office:value="38.1443298969072" calcext:value-type="float">
            <text:p>38.144329896907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91.6534289381687" calcext:value-type="float">
            <text:p>-91.6534289381687</text:p>
          </table:table-cell>
          <table:table-cell table:style-name="Default" office:value-type="float" office:value="11.0173025786723" calcext:value-type="float">
            <text:p>11.0173025786723</text:p>
          </table:table-cell>
          <table:table-cell table:style-name="Default" office:value-type="float" office:value="-102.670731516841" calcext:value-type="float">
            <text:p>-102.670731516841</text:p>
          </table:table-cell>
          <table:table-cell table:style-name="Default" office:value-type="float" office:value="29.5480880648899" calcext:value-type="float">
            <text:p>29.5480880648899</text:p>
          </table:table-cell>
          <table:table-cell table:style-name="Default" office:value-type="float" office:value="26.3450834879406" calcext:value-type="float">
            <text:p>26.3450834879406</text:p>
          </table:table-cell>
          <table:table-cell table:style-name="Default" office:value-type="float" office:value="34.8765432098765" calcext:value-type="float">
            <text:p>34.8765432098765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1583.59025874254" calcext:value-type="float">
            <text:p>-1583.59025874254</text:p>
          </table:table-cell>
          <table:table-cell table:style-name="Default" office:value-type="float" office:value="-1015.07583663209" calcext:value-type="float">
            <text:p>-1015.07583663209</text:p>
          </table:table-cell>
          <table:table-cell table:style-name="Default" office:value-type="float" office:value="-568.514422110455" calcext:value-type="float">
            <text:p>-568.514422110455</text:p>
          </table:table-cell>
          <table:table-cell table:style-name="Default" office:value-type="float" office:value="17.1201814058957" calcext:value-type="float">
            <text:p>17.1201814058957</text:p>
          </table:table-cell>
          <table:table-cell table:style-name="Default" office:value-type="float" office:value="13.0252100840336" calcext:value-type="float">
            <text:p>13.0252100840336</text:p>
          </table:table-cell>
          <table:table-cell table:style-name="Default" office:value-type="float" office:value="21.9211822660099" calcext:value-type="float">
            <text:p>21.9211822660099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3.2307358246603" calcext:value-type="float">
            <text:p>13.2307358246603</text:p>
          </table:table-cell>
          <table:table-cell table:style-name="Default" office:value-type="float" office:value="46.4782617133694" calcext:value-type="float">
            <text:p>46.4782617133694</text:p>
          </table:table-cell>
          <table:table-cell table:style-name="Default" office:value-type="float" office:value="-33.2475258887091" calcext:value-type="float">
            <text:p>-33.2475258887091</text:p>
          </table:table-cell>
          <table:table-cell table:style-name="Default" office:value-type="float" office:value="17.6129779837775" calcext:value-type="float">
            <text:p>17.6129779837775</text:p>
          </table:table-cell>
          <table:table-cell table:style-name="Default" office:value-type="float" office:value="15.5268022181146" calcext:value-type="float">
            <text:p>15.5268022181146</text:p>
          </table:table-cell>
          <table:table-cell table:style-name="Default" office:value-type="float" office:value="21.1180124223602" calcext:value-type="float">
            <text:p>21.11801242236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143.169570583577" calcext:value-type="float">
            <text:p>-143.169570583577</text:p>
          </table:table-cell>
          <table:table-cell office:value-type="float" office:value="-17.0156043436119" calcext:value-type="float">
            <text:p>-17.0156043436119</text:p>
          </table:table-cell>
          <table:table-cell office:value-type="float" office:value="-126.153966239965" calcext:value-type="float">
            <text:p>-126.153966239965</text:p>
          </table:table-cell>
          <table:table-cell office:value-type="float" office:value="30.3592120509849" calcext:value-type="float">
            <text:p>30.3592120509849</text:p>
          </table:table-cell>
          <table:table-cell office:value-type="float" office:value="27.9112754158965" calcext:value-type="float">
            <text:p>27.9112754158965</text:p>
          </table:table-cell>
          <table:table-cell office:value-type="float" office:value="34.472049689441" calcext:value-type="float">
            <text:p>34.472049689441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16.745878009926" calcext:value-type="float">
            <text:p>-116.745878009926</text:p>
          </table:table-cell>
          <table:table-cell table:style-name="Default" office:value-type="float" office:value="21.1456626100991" calcext:value-type="float">
            <text:p>21.1456626100991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78.6465349964315" calcext:value-type="float">
            <text:p>-78.6465349964315</text:p>
          </table:table-cell>
          <table:table-cell table:style-name="Default" office:value-type="float" office:value="-29.7675967902493" calcext:value-type="float">
            <text:p>-29.7675967902493</text:p>
          </table:table-cell>
          <table:table-cell table:style-name="Default" office:value-type="float" office:value="-48.8789382061822" calcext:value-type="float">
            <text:p>-48.8789382061822</text:p>
          </table:table-cell>
          <table:table-cell table:style-name="Default" office:value-type="float" office:value="29.9864314789688" calcext:value-type="float">
            <text:p>29.9864314789688</text:p>
          </table:table-cell>
          <table:table-cell table:style-name="Default" office:value-type="float" office:value="26.8191268191268" calcext:value-type="float">
            <text:p>26.8191268191268</text:p>
          </table:table-cell>
          <table:table-cell table:style-name="Default" office:value-type="float" office:value="35.9375" calcext:value-type="float">
            <text:p>35.9375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24.774808319884" calcext:value-type="float">
            <text:p>-124.774808319884</text:p>
          </table:table-cell>
          <table:table-cell table:style-name="Default" office:value-type="float" office:value="-24.571532317015" calcext:value-type="float">
            <text:p>-24.571532317015</text:p>
          </table:table-cell>
          <table:table-cell table:style-name="Default" office:value-type="float" office:value="-100.203276002869" calcext:value-type="float">
            <text:p>-100.203276002869</text:p>
          </table:table-cell>
          <table:table-cell table:style-name="Default" office:value-type="float" office:value="28.9351851851852" calcext:value-type="float">
            <text:p>28.9351851851852</text:p>
          </table:table-cell>
          <table:table-cell table:style-name="Default" office:value-type="float" office:value="25.1851851851852" calcext:value-type="float">
            <text:p>25.1851851851852</text:p>
          </table:table-cell>
          <table:table-cell table:style-name="Default" office:value-type="float" office:value="35.1851851851852" calcext:value-type="float">
            <text:p>35.1851851851852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1920.22647339874" calcext:value-type="float">
            <text:p>-1920.22647339874</text:p>
          </table:table-cell>
          <table:table-cell table:style-name="Default" office:value-type="float" office:value="-1465.51170393321" calcext:value-type="float">
            <text:p>-1465.51170393321</text:p>
          </table:table-cell>
          <table:table-cell table:style-name="Default" office:value-type="float" office:value="-454.714769465532" calcext:value-type="float">
            <text:p>-454.714769465532</text:p>
          </table:table-cell>
          <table:table-cell table:style-name="Default" office:value-type="float" office:value="16.1947904869762" calcext:value-type="float">
            <text:p>16.1947904869762</text:p>
          </table:table-cell>
          <table:table-cell table:style-name="Default" office:value-type="float" office:value="12.3046875" calcext:value-type="float">
            <text:p>12.3046875</text:p>
          </table:table-cell>
          <table:table-cell table:style-name="Default" office:value-type="float" office:value="21.5633423180593" calcext:value-type="float">
            <text:p>21.5633423180593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40.05767478272" calcext:value-type="float">
            <text:p>-40.05767478272</text:p>
          </table:table-cell>
          <table:table-cell table:style-name="Default" office:value-type="float" office:value="58.1410750906645" calcext:value-type="float">
            <text:p>58.1410750906645</text:p>
          </table:table-cell>
          <table:table-cell table:style-name="Default" office:value-type="float" office:value="-98.1987498733844" calcext:value-type="float">
            <text:p>-98.1987498733844</text:p>
          </table:table-cell>
          <table:table-cell table:style-name="Default" office:value-type="float" office:value="21.5527230590962" calcext:value-type="float">
            <text:p>21.5527230590962</text:p>
          </table:table-cell>
          <table:table-cell table:style-name="Default" office:value-type="float" office:value="19.4085027726433" calcext:value-type="float">
            <text:p>19.4085027726433</text:p>
          </table:table-cell>
          <table:table-cell table:style-name="Default" office:value-type="float" office:value="25.1552795031056" calcext:value-type="float">
            <text:p>25.15527950310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17.059874398968" calcext:value-type="float">
            <text:p>-117.059874398968</text:p>
          </table:table-cell>
          <table:table-cell office:value-type="float" office:value="20.8316662210576" calcext:value-type="float">
            <text:p>20.8316662210576</text:p>
          </table:table-cell>
          <table:table-cell office:value-type="float" office:value="-137.891540620026" calcext:value-type="float">
            <text:p>-137.891540620026</text:p>
          </table:table-cell>
          <table:table-cell office:value-type="float" office:value="29.3163383545771" calcext:value-type="float">
            <text:p>29.3163383545771</text:p>
          </table:table-cell>
          <table:table-cell office:value-type="float" office:value="26.8022181146026" calcext:value-type="float">
            <text:p>26.8022181146026</text:p>
          </table:table-cell>
          <table:table-cell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16.786821344352" calcext:value-type="float">
            <text:p>-116.786821344352</text:p>
          </table:table-cell>
          <table:table-cell table:style-name="Default" office:value-type="float" office:value="21.104719275674" calcext:value-type="float">
            <text:p>21.104719275674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-123.558505356975" calcext:value-type="float">
            <text:p>-123.558505356975</text:p>
          </table:table-cell>
          <table:table-cell table:style-name="Default" office:value-type="float" office:value="21.2695849989079" calcext:value-type="float">
            <text:p>21.2695849989079</text:p>
          </table:table-cell>
          <table:table-cell table:style-name="Default" office:value-type="float" office:value="-144.828090355883" calcext:value-type="float">
            <text:p>-144.828090355883</text:p>
          </table:table-cell>
          <table:table-cell table:style-name="Default" office:value-type="float" office:value="28.475935828877" calcext:value-type="float">
            <text:p>28.475935828877</text:p>
          </table:table-cell>
          <table:table-cell table:style-name="Default" office:value-type="float" office:value="25.5555555555556" calcext:value-type="float">
            <text:p>25.5555555555556</text:p>
          </table:table-cell>
          <table:table-cell table:style-name="Default" office:value-type="float" office:value="32.8859060402685" calcext:value-type="float">
            <text:p>32.885906040268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43.262461630511" calcext:value-type="float">
            <text:p>-143.262461630511</text:p>
          </table:table-cell>
          <table:table-cell table:style-name="Default" office:value-type="float" office:value="-43.5117626647043" calcext:value-type="float">
            <text:p>-43.5117626647043</text:p>
          </table:table-cell>
          <table:table-cell table:style-name="Default" office:value-type="float" office:value="-99.7506989658065" calcext:value-type="float">
            <text:p>-99.7506989658065</text:p>
          </table:table-cell>
          <table:table-cell table:style-name="Default" office:value-type="float" office:value="29.3450881612091" calcext:value-type="float">
            <text:p>29.3450881612091</text:p>
          </table:table-cell>
          <table:table-cell table:style-name="Default" office:value-type="float" office:value="26.614481409002" calcext:value-type="float">
            <text:p>26.614481409002</text:p>
          </table:table-cell>
          <table:table-cell table:style-name="Default" office:value-type="float" office:value="34.2756183745583" calcext:value-type="float">
            <text:p>34.2756183745583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-22.9141348243724" calcext:value-type="float">
            <text:p>-22.9141348243724</text:p>
          </table:table-cell>
          <table:table-cell table:style-name="Default" office:value-type="float" office:value="98.8162121599642" calcext:value-type="float">
            <text:p>98.8162121599642</text:p>
          </table:table-cell>
          <table:table-cell table:style-name="Default" office:value-type="float" office:value="-121.730346984337" calcext:value-type="float">
            <text:p>-121.730346984337</text:p>
          </table:table-cell>
          <table:table-cell table:style-name="Default" office:value-type="float" office:value="30.9744779582367" calcext:value-type="float">
            <text:p>30.9744779582367</text:p>
          </table:table-cell>
          <table:table-cell table:style-name="Default" office:value-type="float" office:value="28.8566243194192" calcext:value-type="float">
            <text:p>28.8566243194192</text:p>
          </table:table-cell>
          <table:table-cell table:style-name="Default" office:value-type="float" office:value="34.7266881028939" calcext:value-type="float">
            <text:p>34.726688102893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-1380.17449263748" calcext:value-type="float">
            <text:p>-1380.17449263748</text:p>
          </table:table-cell>
          <table:table-cell table:style-name="Default" office:value-type="float" office:value="-1003.43091450492" calcext:value-type="float">
            <text:p>-1003.43091450492</text:p>
          </table:table-cell>
          <table:table-cell table:style-name="Default" office:value-type="float" office:value="-376.743578132556" calcext:value-type="float">
            <text:p>-376.743578132556</text:p>
          </table:table-cell>
          <table:table-cell table:style-name="Default" office:value-type="float" office:value="22.9834254143646" calcext:value-type="float">
            <text:p>22.9834254143646</text:p>
          </table:table-cell>
          <table:table-cell table:style-name="Default" office:value-type="float" office:value="20.9503239740821" calcext:value-type="float">
            <text:p>20.9503239740821</text:p>
          </table:table-cell>
          <table:table-cell table:style-name="Default" office:value-type="float" office:value="25.1131221719457" calcext:value-type="float">
            <text:p>25.1131221719457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59.7919771953658" calcext:value-type="float">
            <text:p>-59.7919771953658</text:p>
          </table:table-cell>
          <table:table-cell table:style-name="Default" office:value-type="float" office:value="68.8190223422276" calcext:value-type="float">
            <text:p>68.8190223422276</text:p>
          </table:table-cell>
          <table:table-cell table:style-name="Default" office:value-type="float" office:value="-128.610999537593" calcext:value-type="float">
            <text:p>-128.610999537593</text:p>
          </table:table-cell>
          <table:table-cell table:style-name="Default" office:value-type="float" office:value="24.2178447276941" calcext:value-type="float">
            <text:p>24.2178447276941</text:p>
          </table:table-cell>
          <table:table-cell table:style-name="Default" office:value-type="float" office:value="21.996303142329" calcext:value-type="float">
            <text:p>21.996303142329</text:p>
          </table:table-cell>
          <table:table-cell table:style-name="Default" office:value-type="float" office:value="27.9503105590062" calcext:value-type="float">
            <text:p>27.950310559006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50.1235335698905" calcext:value-type="float">
            <text:p>-50.1235335698905</text:p>
          </table:table-cell>
          <table:table-cell office:value-type="float" office:value="56.868167729976" calcext:value-type="float">
            <text:p>56.868167729976</text:p>
          </table:table-cell>
          <table:table-cell office:value-type="float" office:value="-106.991701299866" calcext:value-type="float">
            <text:p>-106.991701299866</text:p>
          </table:table-cell>
          <table:table-cell office:value-type="float" office:value="28.2734646581692" calcext:value-type="float">
            <text:p>28.2734646581692</text:p>
          </table:table-cell>
          <table:table-cell office:value-type="float" office:value="26.2476894639556" calcext:value-type="float">
            <text:p>26.2476894639556</text:p>
          </table:table-cell>
          <table:table-cell office:value-type="float" office:value="31.6770186335404" calcext:value-type="float">
            <text:p>31.6770186335404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116.908809631056" calcext:value-type="float">
            <text:p>-116.908809631056</text:p>
          </table:table-cell>
          <table:table-cell table:style-name="Default" office:value-type="float" office:value="20.3258356406095" calcext:value-type="float">
            <text:p>20.3258356406095</text:p>
          </table:table-cell>
          <table:table-cell table:style-name="Default" office:value-type="float" office:value="-137.234645271666" calcext:value-type="float">
            <text:p>-137.23464527166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131.58359666506" calcext:value-type="float">
            <text:p>-131.58359666506</text:p>
          </table:table-cell>
          <table:table-cell table:style-name="Default" office:value-type="float" office:value="24.8286439315765" calcext:value-type="float">
            <text:p>24.8286439315765</text:p>
          </table:table-cell>
          <table:table-cell table:style-name="Default" office:value-type="float" office:value="-156.412240596636" calcext:value-type="float">
            <text:p>-156.412240596636</text:p>
          </table:table-cell>
          <table:table-cell table:style-name="Default" office:value-type="float" office:value="27.03125" calcext:value-type="float">
            <text:p>27.03125</text:p>
          </table:table-cell>
          <table:table-cell table:style-name="Default" office:value-type="float" office:value="24.0540540540541" calcext:value-type="float">
            <text:p>24.0540540540541</text:p>
          </table:table-cell>
          <table:table-cell table:style-name="Default" office:value-type="float" office:value="31.1111111111111" calcext:value-type="float">
            <text:p>31.1111111111111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99.2598968755043" calcext:value-type="float">
            <text:p>-99.2598968755043</text:p>
          </table:table-cell>
          <table:table-cell table:style-name="Default" office:value-type="float" office:value="-19.5975400223078" calcext:value-type="float">
            <text:p>-19.5975400223078</text:p>
          </table:table-cell>
          <table:table-cell table:style-name="Default" office:value-type="float" office:value="-79.6623568531964" calcext:value-type="float">
            <text:p>-79.6623568531964</text:p>
          </table:table-cell>
          <table:table-cell table:style-name="Default" office:value-type="float" office:value="29.6341463414634" calcext:value-type="float">
            <text:p>29.6341463414634</text:p>
          </table:table-cell>
          <table:table-cell table:style-name="Default" office:value-type="float" office:value="26.5774378585086" calcext:value-type="float">
            <text:p>26.5774378585086</text:p>
          </table:table-cell>
          <table:table-cell table:style-name="Default" office:value-type="float" office:value="35.016835016835" calcext:value-type="float">
            <text:p>35.016835016835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-53.9702988166129" calcext:value-type="float">
            <text:p>-53.9702988166129</text:p>
          </table:table-cell>
          <table:table-cell table:style-name="Default" office:value-type="float" office:value="36.2122022850331" calcext:value-type="float">
            <text:p>36.2122022850331</text:p>
          </table:table-cell>
          <table:table-cell table:style-name="Default" office:value-type="float" office:value="-90.182501101646" calcext:value-type="float">
            <text:p>-90.182501101646</text:p>
          </table:table-cell>
          <table:table-cell table:style-name="Default" office:value-type="float" office:value="29.569266589057" calcext:value-type="float">
            <text:p>29.569266589057</text:p>
          </table:table-cell>
          <table:table-cell table:style-name="Default" office:value-type="float" office:value="27.2887323943662" calcext:value-type="float">
            <text:p>27.2887323943662</text:p>
          </table:table-cell>
          <table:table-cell table:style-name="Default" office:value-type="float" office:value="34.020618556701" calcext:value-type="float">
            <text:p>34.020618556701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1031.39096495532" calcext:value-type="float">
            <text:p>-1031.39096495532</text:p>
          </table:table-cell>
          <table:table-cell table:style-name="Default" office:value-type="float" office:value="-641.661793680543" calcext:value-type="float">
            <text:p>-641.661793680543</text:p>
          </table:table-cell>
          <table:table-cell table:style-name="Default" office:value-type="float" office:value="-389.729171274775" calcext:value-type="float">
            <text:p>-389.729171274775</text:p>
          </table:table-cell>
          <table:table-cell table:style-name="Default" office:value-type="float" office:value="19.1815856777494" calcext:value-type="float">
            <text:p>19.1815856777494</text:p>
          </table:table-cell>
          <table:table-cell table:style-name="Default" office:value-type="float" office:value="17.7184466019417" calcext:value-type="float">
            <text:p>17.7184466019417</text:p>
          </table:table-cell>
          <table:table-cell table:style-name="Default" office:value-type="float" office:value="20.8108108108108" calcext:value-type="float">
            <text:p>20.8108108108108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113.867219993467" calcext:value-type="float">
            <text:p>-113.867219993467</text:p>
          </table:table-cell>
          <table:table-cell table:style-name="Default" office:value-type="float" office:value="45.4660405124873" calcext:value-type="float">
            <text:p>45.4660405124873</text:p>
          </table:table-cell>
          <table:table-cell table:style-name="Default" office:value-type="float" office:value="-159.333260505955" calcext:value-type="float">
            <text:p>-159.333260505955</text:p>
          </table:table-cell>
          <table:table-cell table:style-name="Default" office:value-type="float" office:value="26.5353418308227" calcext:value-type="float">
            <text:p>26.5353418308227</text:p>
          </table:table-cell>
          <table:table-cell table:style-name="Default" office:value-type="float" office:value="24.3992606284658" calcext:value-type="float">
            <text:p>24.3992606284658</text:p>
          </table:table-cell>
          <table:table-cell table:style-name="Default" office:value-type="float" office:value="30.1242236024845" calcext:value-type="float">
            <text:p>30.12422360248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94.9284835085047" calcext:value-type="float">
            <text:p>-94.9284835085047</text:p>
          </table:table-cell>
          <table:table-cell office:value-type="float" office:value="13.9906813580391" calcext:value-type="float">
            <text:p>13.9906813580391</text:p>
          </table:table-cell>
          <table:table-cell office:value-type="float" office:value="-108.919164866544" calcext:value-type="float">
            <text:p>-108.919164866544</text:p>
          </table:table-cell>
          <table:table-cell office:value-type="float" office:value="26.882966396292" calcext:value-type="float">
            <text:p>26.882966396292</text:p>
          </table:table-cell>
          <table:table-cell office:value-type="float" office:value="24.7689463955638" calcext:value-type="float">
            <text:p>24.7689463955638</text:p>
          </table:table-cell>
          <table:table-cell office:value-type="float" office:value="30.4347826086957" calcext:value-type="float">
            <text:p>30.4347826086957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15.619623223276" calcext:value-type="float">
            <text:p>-115.619623223276</text:p>
          </table:table-cell>
          <table:table-cell table:style-name="Default" office:value-type="float" office:value="20.0154934883868" calcext:value-type="float">
            <text:p>20.0154934883868</text:p>
          </table:table-cell>
          <table:table-cell table:style-name="Default" office:value-type="float" office:value="-135.635116711662" calcext:value-type="float">
            <text:p>-135.635116711662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110.173923110774" calcext:value-type="float">
            <text:p>-110.173923110774</text:p>
          </table:table-cell>
          <table:table-cell table:style-name="Default" office:value-type="float" office:value="50.1839883699691" calcext:value-type="float">
            <text:p>50.1839883699691</text:p>
          </table:table-cell>
          <table:table-cell table:style-name="Default" office:value-type="float" office:value="-160.357911480744" calcext:value-type="float">
            <text:p>-160.357911480744</text:p>
          </table:table-cell>
          <table:table-cell table:style-name="Default" office:value-type="float" office:value="27.6672694394213" calcext:value-type="float">
            <text:p>27.6672694394213</text:p>
          </table:table-cell>
          <table:table-cell table:style-name="Default" office:value-type="float" office:value="25.8169934640523" calcext:value-type="float">
            <text:p>25.8169934640523</text:p>
          </table:table-cell>
          <table:table-cell table:style-name="Default" office:value-type="float" office:value="29.9595141700405" calcext:value-type="float">
            <text:p>29.9595141700405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109.044870592806" calcext:value-type="float">
            <text:p>-109.044870592806</text:p>
          </table:table-cell>
          <table:table-cell table:style-name="Default" office:value-type="float" office:value="-6.35227981563582" calcext:value-type="float">
            <text:p>-6.35227981563582</text:p>
          </table:table-cell>
          <table:table-cell table:style-name="Default" office:value-type="float" office:value="-102.69259077717" calcext:value-type="float">
            <text:p>-102.69259077717</text:p>
          </table:table-cell>
          <table:table-cell table:style-name="Default" office:value-type="float" office:value="29.5942720763723" calcext:value-type="float">
            <text:p>29.5942720763723</text:p>
          </table:table-cell>
          <table:table-cell table:style-name="Default" office:value-type="float" office:value="26.5536723163842" calcext:value-type="float">
            <text:p>26.5536723163842</text:p>
          </table:table-cell>
          <table:table-cell table:style-name="Default" office:value-type="float" office:value="34.8534201954397" calcext:value-type="float">
            <text:p>34.853420195439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-92.6362378028059" calcext:value-type="float">
            <text:p>-92.6362378028059</text:p>
          </table:table-cell>
          <table:table-cell table:style-name="Default" office:value-type="float" office:value="48.8772220267362" calcext:value-type="float">
            <text:p>48.8772220267362</text:p>
          </table:table-cell>
          <table:table-cell table:style-name="Default" office:value-type="float" office:value="-141.513459829542" calcext:value-type="float">
            <text:p>-141.513459829542</text:p>
          </table:table-cell>
          <table:table-cell table:style-name="Default" office:value-type="float" office:value="29.616724738676" calcext:value-type="float">
            <text:p>29.616724738676</text:p>
          </table:table-cell>
          <table:table-cell table:style-name="Default" office:value-type="float" office:value="27.7486910994764" calcext:value-type="float">
            <text:p>27.7486910994764</text:p>
          </table:table-cell>
          <table:table-cell table:style-name="Default" office:value-type="float" office:value="33.3333333333333" calcext:value-type="float">
            <text:p>33.3333333333333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1994.13014090044" calcext:value-type="float">
            <text:p>-1994.13014090044</text:p>
          </table:table-cell>
          <table:table-cell table:style-name="Default" office:value-type="float" office:value="-1319.37498502168" calcext:value-type="float">
            <text:p>-1319.37498502168</text:p>
          </table:table-cell>
          <table:table-cell table:style-name="Default" office:value-type="float" office:value="-674.755155878758" calcext:value-type="float">
            <text:p>-674.755155878758</text:p>
          </table:table-cell>
          <table:table-cell table:style-name="Default" office:value-type="float" office:value="20.5268935236004" calcext:value-type="float">
            <text:p>20.526893523600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23.1143552311436" calcext:value-type="float">
            <text:p>23.1143552311436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141.170083014067" calcext:value-type="float">
            <text:p>-141.170083014067</text:p>
          </table:table-cell>
          <table:table-cell table:style-name="Default" office:value-type="float" office:value="27.9055536224909" calcext:value-type="float">
            <text:p>27.9055536224909</text:p>
          </table:table-cell>
          <table:table-cell table:style-name="Default" office:value-type="float" office:value="-169.075636636558" calcext:value-type="float">
            <text:p>-169.075636636558</text:p>
          </table:table-cell>
          <table:table-cell table:style-name="Default" office:value-type="float" office:value="28.2734646581692" calcext:value-type="float">
            <text:p>28.2734646581692</text:p>
          </table:table-cell>
          <table:table-cell table:style-name="Default" office:value-type="float" office:value="25.8780036968577" calcext:value-type="float">
            <text:p>25.8780036968577</text:p>
          </table:table-cell>
          <table:table-cell table:style-name="Default" office:value-type="float" office:value="32.2981366459627" calcext:value-type="float">
            <text:p>32.298136645962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82.8390702570833" calcext:value-type="float">
            <text:p>-82.8390702570833</text:p>
          </table:table-cell>
          <table:table-cell office:value-type="float" office:value="4.59083929773114" calcext:value-type="float">
            <text:p>4.59083929773114</text:p>
          </table:table-cell>
          <table:table-cell office:value-type="float" office:value="-87.4299095548145" calcext:value-type="float">
            <text:p>-87.4299095548145</text:p>
          </table:table-cell>
          <table:table-cell office:value-type="float" office:value="26.1877172653534" calcext:value-type="float">
            <text:p>26.1877172653534</text:p>
          </table:table-cell>
          <table:table-cell office:value-type="float" office:value="24.2144177449168" calcext:value-type="float">
            <text:p>24.2144177449168</text:p>
          </table:table-cell>
          <table:table-cell office:value-type="float" office:value="29.5031055900621" calcext:value-type="float">
            <text:p>29.5031055900621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116.829607320627" calcext:value-type="float">
            <text:p>-116.829607320627</text:p>
          </table:table-cell>
          <table:table-cell table:style-name="Default" office:value-type="float" office:value="18.805509391035" calcext:value-type="float">
            <text:p>18.805509391035</text:p>
          </table:table-cell>
          <table:table-cell table:style-name="Default" office:value-type="float" office:value="-135.635116711662" calcext:value-type="float">
            <text:p>-135.635116711662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71.6626689380608" calcext:value-type="float">
            <text:p>-71.6626689380608</text:p>
          </table:table-cell>
          <table:table-cell table:style-name="Default" office:value-type="float" office:value="37.4850814804971" calcext:value-type="float">
            <text:p>37.4850814804971</text:p>
          </table:table-cell>
          <table:table-cell table:style-name="Default" office:value-type="float" office:value="-109.147750418558" calcext:value-type="float">
            <text:p>-109.147750418558</text:p>
          </table:table-cell>
          <table:table-cell table:style-name="Default" office:value-type="float" office:value="26.890756302521" calcext:value-type="float">
            <text:p>26.890756302521</text:p>
          </table:table-cell>
          <table:table-cell table:style-name="Default" office:value-type="float" office:value="24.8062015503876" calcext:value-type="float">
            <text:p>24.8062015503876</text:p>
          </table:table-cell>
          <table:table-cell table:style-name="Default" office:value-type="float" office:value="29.3577981651376" calcext:value-type="float">
            <text:p>29.3577981651376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-91.0266225720876" calcext:value-type="float">
            <text:p>-91.0266225720876</text:p>
          </table:table-cell>
          <table:table-cell table:style-name="Default" office:value-type="float" office:value="21.0014587592691" calcext:value-type="float">
            <text:p>21.0014587592691</text:p>
          </table:table-cell>
          <table:table-cell table:style-name="Default" office:value-type="float" office:value="-112.028081331357" calcext:value-type="float">
            <text:p>-112.028081331357</text:p>
          </table:table-cell>
          <table:table-cell table:style-name="Default" office:value-type="float" office:value="29.5560747663551" calcext:value-type="float">
            <text:p>29.5560747663551</text:p>
          </table:table-cell>
          <table:table-cell table:style-name="Default" office:value-type="float" office:value="26.9016697588126" calcext:value-type="float">
            <text:p>26.9016697588126</text:p>
          </table:table-cell>
          <table:table-cell table:style-name="Default" office:value-type="float" office:value="34.0694006309148" calcext:value-type="float">
            <text:p>34.0694006309148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-92.2889131433298" calcext:value-type="float">
            <text:p>-92.2889131433298</text:p>
          </table:table-cell>
          <table:table-cell table:style-name="Default" office:value-type="float" office:value="63.0335986686662" calcext:value-type="float">
            <text:p>63.0335986686662</text:p>
          </table:table-cell>
          <table:table-cell table:style-name="Default" office:value-type="float" office:value="-155.322511811996" calcext:value-type="float">
            <text:p>-155.322511811996</text:p>
          </table:table-cell>
          <table:table-cell table:style-name="Default" office:value-type="float" office:value="27.6744186046512" calcext:value-type="float">
            <text:p>27.6744186046512</text:p>
          </table:table-cell>
          <table:table-cell table:style-name="Default" office:value-type="float" office:value="26.5202702702703" calcext:value-type="float">
            <text:p>26.5202702702703</text:p>
          </table:table-cell>
          <table:table-cell table:style-name="Default" office:value-type="float" office:value="30.2238805970149" calcext:value-type="float">
            <text:p>30.223880597014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1417.61836355781" calcext:value-type="float">
            <text:p>-1417.61836355781</text:p>
          </table:table-cell>
          <table:table-cell table:style-name="Default" office:value-type="float" office:value="-949.440413497137" calcext:value-type="float">
            <text:p>-949.440413497137</text:p>
          </table:table-cell>
          <table:table-cell table:style-name="Default" office:value-type="float" office:value="-468.177950060674" calcext:value-type="float">
            <text:p>-468.177950060674</text:p>
          </table:table-cell>
          <table:table-cell table:style-name="Default" office:value-type="float" office:value="23.6126224156692" calcext:value-type="float">
            <text:p>23.6126224156692</text:p>
          </table:table-cell>
          <table:table-cell table:style-name="Default" office:value-type="float" office:value="21.4711729622266" calcext:value-type="float">
            <text:p>21.4711729622266</text:p>
          </table:table-cell>
          <table:table-cell table:style-name="Default" office:value-type="float" office:value="26.2019230769231" calcext:value-type="float">
            <text:p>26.2019230769231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110.953801518526" calcext:value-type="float">
            <text:p>-110.953801518526</text:p>
          </table:table-cell>
          <table:table-cell table:style-name="Default" office:value-type="float" office:value="38.0235653028783" calcext:value-type="float">
            <text:p>38.0235653028783</text:p>
          </table:table-cell>
          <table:table-cell table:style-name="Default" office:value-type="float" office:value="-148.977366821404" calcext:value-type="float">
            <text:p>-148.977366821404</text:p>
          </table:table-cell>
          <table:table-cell table:style-name="Default" office:value-type="float" office:value="28.9687137891078" calcext:value-type="float">
            <text:p>28.9687137891078</text:p>
          </table:table-cell>
          <table:table-cell table:style-name="Default" office:value-type="float" office:value="26.4325323475046" calcext:value-type="float">
            <text:p>26.4325323475046</text:p>
          </table:table-cell>
          <table:table-cell table:style-name="Default" office:value-type="float" office:value="33.2298136645963" calcext:value-type="float">
            <text:p>33.22981366459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114.822436866659" calcext:value-type="float">
            <text:p>-114.822436866659</text:p>
          </table:table-cell>
          <table:table-cell office:value-type="float" office:value="14.8218789127844" calcext:value-type="float">
            <text:p>14.8218789127844</text:p>
          </table:table-cell>
          <table:table-cell office:value-type="float" office:value="-129.644315779443" calcext:value-type="float">
            <text:p>-129.644315779443</text:p>
          </table:table-cell>
          <table:table-cell office:value-type="float" office:value="25.7242178447277" calcext:value-type="float">
            <text:p>25.7242178447277</text:p>
          </table:table-cell>
          <table:table-cell office:value-type="float" office:value="23.8447319778189" calcext:value-type="float">
            <text:p>23.8447319778189</text:p>
          </table:table-cell>
          <table:table-cell office:value-type="float" office:value="28.8819875776398" calcext:value-type="float">
            <text:p>28.8819875776398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116.987101217075" calcext:value-type="float">
            <text:p>-116.987101217075</text:p>
          </table:table-cell>
          <table:table-cell table:style-name="Default" office:value-type="float" office:value="19.6600276563629" calcext:value-type="float">
            <text:p>19.6600276563629</text:p>
          </table:table-cell>
          <table:table-cell table:style-name="Default" office:value-type="float" office:value="-136.647128873438" calcext:value-type="float">
            <text:p>-136.647128873438</text:p>
          </table:table-cell>
          <table:table-cell table:style-name="Default" office:value-type="float" office:value="29.2004634994206" calcext:value-type="float">
            <text:p>29.2004634994206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2298136645963" calcext:value-type="float">
            <text:p>33.2298136645963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93.732933283174" calcext:value-type="float">
            <text:p>-93.732933283174</text:p>
          </table:table-cell>
          <table:table-cell table:style-name="Default" office:value-type="float" office:value="18.390638475411" calcext:value-type="float">
            <text:p>18.390638475411</text:p>
          </table:table-cell>
          <table:table-cell table:style-name="Default" office:value-type="float" office:value="-112.123571758585" calcext:value-type="float">
            <text:p>-112.123571758585</text:p>
          </table:table-cell>
          <table:table-cell table:style-name="Default" office:value-type="float" office:value="25.9708737864078" calcext:value-type="float">
            <text:p>25.9708737864078</text:p>
          </table:table-cell>
          <table:table-cell table:style-name="Default" office:value-type="float" office:value="23.6111111111111" calcext:value-type="float">
            <text:p>23.6111111111111</text:p>
          </table:table-cell>
          <table:table-cell table:style-name="Default" office:value-type="float" office:value="28.5714285714286" calcext:value-type="float">
            <text:p>28.571428571428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46.778518795656" calcext:value-type="float">
            <text:p>-146.778518795656</text:p>
          </table:table-cell>
          <table:table-cell table:style-name="Default" office:value-type="float" office:value="33.6769334341632" calcext:value-type="float">
            <text:p>33.6769334341632</text:p>
          </table:table-cell>
          <table:table-cell table:style-name="Default" office:value-type="float" office:value="-180.455452229819" calcext:value-type="float">
            <text:p>-180.455452229819</text:p>
          </table:table-cell>
          <table:table-cell table:style-name="Default" office:value-type="float" office:value="27.5581395348837" calcext:value-type="float">
            <text:p>27.5581395348837</text:p>
          </table:table-cell>
          <table:table-cell table:style-name="Default" office:value-type="float" office:value="26.0942760942761" calcext:value-type="float">
            <text:p>26.0942760942761</text:p>
          </table:table-cell>
          <table:table-cell table:style-name="Default" office:value-type="float" office:value="30.8270676691729" calcext:value-type="float">
            <text:p>30.8270676691729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2230.24501982791" calcext:value-type="float">
            <text:p>-2230.24501982791</text:p>
          </table:table-cell>
          <table:table-cell table:style-name="Default" office:value-type="float" office:value="-1623.66253054104" calcext:value-type="float">
            <text:p>-1623.66253054104</text:p>
          </table:table-cell>
          <table:table-cell table:style-name="Default" office:value-type="float" office:value="-606.582489286871" calcext:value-type="float">
            <text:p>-606.582489286871</text:p>
          </table:table-cell>
          <table:table-cell table:style-name="Default" office:value-type="float" office:value="20.2460850111857" calcext:value-type="float">
            <text:p>20.2460850111857</text:p>
          </table:table-cell>
          <table:table-cell table:style-name="Default" office:value-type="float" office:value="14.41647597254" calcext:value-type="float">
            <text:p>14.41647597254</text:p>
          </table:table-cell>
          <table:table-cell table:style-name="Default" office:value-type="float" office:value="25.8205689277899" calcext:value-type="float">
            <text:p>25.8205689277899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-111.045935549973" calcext:value-type="float">
            <text:p>-111.045935549973</text:p>
          </table:table-cell>
          <table:table-cell office:value-type="float" office:value="-7.56408158645124" calcext:value-type="float">
            <text:p>-7.56408158645124</text:p>
          </table:table-cell>
          <table:table-cell office:value-type="float" office:value="-103.481853963522" calcext:value-type="float">
            <text:p>-103.481853963522</text:p>
          </table:table-cell>
          <table:table-cell office:value-type="float" office:value="25.0289687137891" calcext:value-type="float">
            <text:p>25.0289687137891</text:p>
          </table:table-cell>
          <table:table-cell office:value-type="float" office:value="23.1053604436229" calcext:value-type="float">
            <text:p>23.1053604436229</text:p>
          </table:table-cell>
          <table:table-cell office:value-type="float" office:value="28.2608695652174" calcext:value-type="float">
            <text:p>28.2608695652174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-115.13169529229" calcext:value-type="float">
            <text:p>-115.13169529229</text:p>
          </table:table-cell>
          <table:table-cell table:style-name="Default" office:value-type="float" office:value="18.9141578580007" calcext:value-type="float">
            <text:p>18.9141578580007</text:p>
          </table:table-cell>
          <table:table-cell table:style-name="Default" office:value-type="float" office:value="-134.045853150291" calcext:value-type="float">
            <text:p>-134.045853150291</text:p>
          </table:table-cell>
          <table:table-cell table:style-name="Default" office:value-type="float" office:value="29.0845886442642" calcext:value-type="float">
            <text:p>29.0845886442642</text:p>
          </table:table-cell>
          <table:table-cell table:style-name="Default" office:value-type="float" office:value="26.6173752310536" calcext:value-type="float">
            <text:p>26.6173752310536</text:p>
          </table:table-cell>
          <table:table-cell table:style-name="Default" office:value-type="float" office:value="33.2298136645963" calcext:value-type="float">
            <text:p>33.2298136645963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77.9885843306802" calcext:value-type="float">
            <text:p>-77.9885843306802</text:p>
          </table:table-cell>
          <table:table-cell table:style-name="Default" office:value-type="float" office:value="35.065783074093" calcext:value-type="float">
            <text:p>35.065783074093</text:p>
          </table:table-cell>
          <table:table-cell table:style-name="Default" office:value-type="float" office:value="-113.054367404773" calcext:value-type="float">
            <text:p>-113.054367404773</text:p>
          </table:table-cell>
          <table:table-cell table:style-name="Default" office:value-type="float" office:value="25.5681818181818" calcext:value-type="float">
            <text:p>25.5681818181818</text:p>
          </table:table-cell>
          <table:table-cell table:style-name="Default" office:value-type="float" office:value="23.9130434782609" calcext:value-type="float">
            <text:p>23.9130434782609</text:p>
          </table:table-cell>
          <table:table-cell table:style-name="Default" office:value-type="float" office:value="27.3809523809524" calcext:value-type="float">
            <text:p>27.3809523809524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style-name="Default" office:value-type="float" office:value="-121.622092915252" calcext:value-type="float">
            <text:p>-121.622092915252</text:p>
          </table:table-cell>
          <table:table-cell table:style-name="Default" office:value-type="float" office:value="16.2694477047735" calcext:value-type="float">
            <text:p>16.2694477047735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147465437788" calcext:value-type="float">
            <text:p>29.147465437788</text:p>
          </table:table-cell>
          <table:table-cell table:style-name="Default" office:value-type="float" office:value="26.605504587156" calcext:value-type="float">
            <text:p>26.605504587156</text:p>
          </table:table-cell>
          <table:table-cell table:style-name="Default" office:value-type="float" office:value="33.4365325077399" calcext:value-type="float">
            <text:p>33.4365325077399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75.719677908566" calcext:value-type="float">
            <text:p>-175.719677908566</text:p>
          </table:table-cell>
          <table:table-cell table:style-name="Default" office:value-type="float" office:value="0.135103559938036" calcext:value-type="float">
            <text:p>0.135103559938036</text:p>
          </table:table-cell>
          <table:table-cell table:style-name="Default" office:value-type="float" office:value="-175.854781468504" calcext:value-type="float">
            <text:p>-175.854781468504</text:p>
          </table:table-cell>
          <table:table-cell table:style-name="Default" office:value-type="float" office:value="28.1542056074766" calcext:value-type="float">
            <text:p>28.1542056074766</text:p>
          </table:table-cell>
          <table:table-cell table:style-name="Default" office:value-type="float" office:value="26.2295081967213" calcext:value-type="float">
            <text:p>26.2295081967213</text:p>
          </table:table-cell>
          <table:table-cell table:style-name="Default" office:value-type="float" office:value="32.9268292682927" calcext:value-type="float">
            <text:p>32.9268292682927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146.851035074091" calcext:value-type="float">
            <text:p>-146.851035074091</text:p>
          </table:table-cell>
          <table:table-cell table:style-name="Default" office:value-type="float" office:value="-10.7332897207104" calcext:value-type="float">
            <text:p>-10.7332897207104</text:p>
          </table:table-cell>
          <table:table-cell table:style-name="Default" office:value-type="float" office:value="-136.11774535338" calcext:value-type="float">
            <text:p>-136.11774535338</text:p>
          </table:table-cell>
          <table:table-cell table:style-name="Default" office:value-type="float" office:value="29.6171171171171" calcext:value-type="float">
            <text:p>29.6171171171171</text:p>
          </table:table-cell>
          <table:table-cell table:style-name="Default" office:value-type="float" office:value="26.4653641207815" calcext:value-type="float">
            <text:p>26.4653641207815</text:p>
          </table:table-cell>
          <table:table-cell table:style-name="Default" office:value-type="float" office:value="35.0769230769231" calcext:value-type="float">
            <text:p>35.0769230769231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31.989642979306" calcext:value-type="float">
            <text:p>-131.989642979306</text:p>
          </table:table-cell>
          <table:table-cell table:style-name="Default" office:value-type="float" office:value="3.98935973570231" calcext:value-type="float">
            <text:p>3.98935973570231</text:p>
          </table:table-cell>
          <table:table-cell table:style-name="Default" office:value-type="float" office:value="-135.979002715009" calcext:value-type="float">
            <text:p>-135.979002715009</text:p>
          </table:table-cell>
          <table:table-cell table:style-name="Default" office:value-type="float" office:value="29.4322132097335" calcext:value-type="float">
            <text:p>29.4322132097335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8509316770186" calcext:value-type="float">
            <text:p>33.85093167701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52.846538385651" calcext:value-type="float">
            <text:p>-152.846538385651</text:p>
          </table:table-cell>
          <table:table-cell office:value-type="float" office:value="-11.8821367461304" calcext:value-type="float">
            <text:p>-11.8821367461304</text:p>
          </table:table-cell>
          <table:table-cell office:value-type="float" office:value="-140.964401639521" calcext:value-type="float">
            <text:p>-140.964401639521</text:p>
          </table:table-cell>
          <table:table-cell office:value-type="float" office:value="24.3337195828505" calcext:value-type="float">
            <text:p>24.3337195828505</text:p>
          </table:table-cell>
          <table:table-cell office:value-type="float" office:value="22.735674676525" calcext:value-type="float">
            <text:p>22.735674676525</text:p>
          </table:table-cell>
          <table:table-cell office:value-type="float" office:value="27.0186335403727" calcext:value-type="float">
            <text:p>27.0186335403727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101.608357160294" calcext:value-type="float">
            <text:p>-101.608357160294</text:p>
          </table:table-cell>
          <table:table-cell table:style-name="Default" office:value-type="float" office:value="32.1657887316367" calcext:value-type="float">
            <text:p>32.1657887316367</text:p>
          </table:table-cell>
          <table:table-cell table:style-name="Default" office:value-type="float" office:value="-133.774145891931" calcext:value-type="float">
            <text:p>-133.774145891931</text:p>
          </table:table-cell>
          <table:table-cell table:style-name="Default" office:value-type="float" office:value="29.2004634994206" calcext:value-type="float">
            <text:p>29.2004634994206</text:p>
          </table:table-cell>
          <table:table-cell table:style-name="Default" office:value-type="float" office:value="26.9870609981516" calcext:value-type="float">
            <text:p>26.9870609981516</text:p>
          </table:table-cell>
          <table:table-cell table:style-name="Default" office:value-type="float" office:value="32.9192546583851" calcext:value-type="float">
            <text:p>32.9192546583851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72.5498844872045" calcext:value-type="float">
            <text:p>-72.5498844872045</text:p>
          </table:table-cell>
          <table:table-cell table:style-name="Default" office:value-type="float" office:value="14.3335511283717" calcext:value-type="float">
            <text:p>14.3335511283717</text:p>
          </table:table-cell>
          <table:table-cell table:style-name="Default" office:value-type="float" office:value="-86.8834356155762" calcext:value-type="float">
            <text:p>-86.8834356155762</text:p>
          </table:table-cell>
          <table:table-cell table:style-name="Default" office:value-type="float" office:value="25.4826254826255" calcext:value-type="float">
            <text:p>25.4826254826255</text:p>
          </table:table-cell>
          <table:table-cell table:style-name="Default" office:value-type="float" office:value="24.4274809160305" calcext:value-type="float">
            <text:p>24.4274809160305</text:p>
          </table:table-cell>
          <table:table-cell table:style-name="Default" office:value-type="float" office:value="26.5625" calcext:value-type="float">
            <text:p>26.5625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130.003103262028" calcext:value-type="float">
            <text:p>-130.003103262028</text:p>
          </table:table-cell>
          <table:table-cell table:style-name="Default" office:value-type="float" office:value="-5.2494174887033" calcext:value-type="float">
            <text:p>-5.2494174887033</text:p>
          </table:table-cell>
          <table:table-cell table:style-name="Default" office:value-type="float" office:value="-124.753685773325" calcext:value-type="float">
            <text:p>-124.753685773325</text:p>
          </table:table-cell>
          <table:table-cell table:style-name="Default" office:value-type="float" office:value="29.1618828932262" calcext:value-type="float">
            <text:p>29.1618828932262</text:p>
          </table:table-cell>
          <table:table-cell table:style-name="Default" office:value-type="float" office:value="26.5567765567766" calcext:value-type="float">
            <text:p>26.5567765567766</text:p>
          </table:table-cell>
          <table:table-cell table:style-name="Default" office:value-type="float" office:value="33.5384615384615" calcext:value-type="float">
            <text:p>33.5384615384615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06.638026803429" calcext:value-type="float">
            <text:p>-206.638026803429</text:p>
          </table:table-cell>
          <table:table-cell table:style-name="Default" office:value-type="float" office:value="-50.5524505729368" calcext:value-type="float">
            <text:p>-50.5524505729368</text:p>
          </table:table-cell>
          <table:table-cell table:style-name="Default" office:value-type="float" office:value="-156.085576230492" calcext:value-type="float">
            <text:p>-156.085576230492</text:p>
          </table:table-cell>
          <table:table-cell table:style-name="Default" office:value-type="float" office:value="27.2833723653396" calcext:value-type="float">
            <text:p>27.2833723653396</text:p>
          </table:table-cell>
          <table:table-cell table:style-name="Default" office:value-type="float" office:value="25.1239669421488" calcext:value-type="float">
            <text:p>25.1239669421488</text:p>
          </table:table-cell>
          <table:table-cell table:style-name="Default" office:value-type="float" office:value="32.5301204819277" calcext:value-type="float">
            <text:p>32.5301204819277</text:p>
          </table:table-cell>
          <table:table-cell table:number-columns-repeated="969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1655.32507026174" calcext:value-type="float">
            <text:p>-1655.32507026174</text:p>
          </table:table-cell>
          <table:table-cell table:style-name="Default" office:value-type="float" office:value="-1091.23557106754" calcext:value-type="float">
            <text:p>-1091.23557106754</text:p>
          </table:table-cell>
          <table:table-cell table:style-name="Default" office:value-type="float" office:value="-564.089499194203" calcext:value-type="float">
            <text:p>-564.089499194203</text:p>
          </table:table-cell>
          <table:table-cell table:style-name="Default" office:value-type="float" office:value="21.4902807775378" calcext:value-type="float">
            <text:p>21.4902807775378</text:p>
          </table:table-cell>
          <table:table-cell table:style-name="Default" office:value-type="float" office:value="17.7083333333333" calcext:value-type="float">
            <text:p>17.7083333333333</text:p>
          </table:table-cell>
          <table:table-cell table:style-name="Default" office:value-type="float" office:value="27.7142857142857" calcext:value-type="float">
            <text:p>27.7142857142857</text:p>
          </table:table-cell>
          <table:table-cell table:number-columns-repeated="17"/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-68.8800715333937" calcext:value-type="float">
            <text:p>-68.8800715333937</text:p>
          </table:table-cell>
          <table:table-cell table:style-name="Default" office:value-type="float" office:value="38.2601672884939" calcext:value-type="float">
            <text:p>38.2601672884939</text:p>
          </table:table-cell>
          <table:table-cell table:style-name="Default" office:value-type="float" office:value="-107.140238821888" calcext:value-type="float">
            <text:p>-107.140238821888</text:p>
          </table:table-cell>
          <table:table-cell table:style-name="Default" office:value-type="float" office:value="30.0115874855156" calcext:value-type="float">
            <text:p>30.0115874855156</text:p>
          </table:table-cell>
          <table:table-cell table:style-name="Default" office:value-type="float" office:value="28.0961182994455" calcext:value-type="float">
            <text:p>28.0961182994455</text:p>
          </table:table-cell>
          <table:table-cell table:style-name="Default" office:value-type="float" office:value="33.2298136645963" calcext:value-type="float">
            <text:p>33.2298136645963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38.4133394025366" calcext:value-type="float">
            <text:p>-38.4133394025366</text:p>
          </table:table-cell>
          <table:table-cell table:style-name="Default" office:value-type="float" office:value="50.5992630113069" calcext:value-type="float">
            <text:p>50.5992630113069</text:p>
          </table:table-cell>
          <table:table-cell table:style-name="Default" office:value-type="float" office:value="-89.0126024138435" calcext:value-type="float">
            <text:p>-89.0126024138435</text:p>
          </table:table-cell>
          <table:table-cell table:style-name="Default" office:value-type="float" office:value="25.3968253968254" calcext:value-type="float">
            <text:p>25.3968253968254</text:p>
          </table:table-cell>
          <table:table-cell table:style-name="Default" office:value-type="float" office:value="26.6666666666667" calcext:value-type="float">
            <text:p>26.6666666666667</text:p>
          </table:table-cell>
          <table:table-cell table:style-name="Default" office:value-type="float" office:value="24.2424242424242" calcext:value-type="float">
            <text:p>24.242424242424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103.342741641474" calcext:value-type="float">
            <text:p>-103.342741641474</text:p>
          </table:table-cell>
          <table:table-cell table:style-name="Default" office:value-type="float" office:value="-12.297442402652" calcext:value-type="float">
            <text:p>-12.297442402652</text:p>
          </table:table-cell>
          <table:table-cell table:style-name="Default" office:value-type="float" office:value="-91.0452992388221" calcext:value-type="float">
            <text:p>-91.0452992388221</text:p>
          </table:table-cell>
          <table:table-cell table:style-name="Default" office:value-type="float" office:value="29.2237442922374" calcext:value-type="float">
            <text:p>29.2237442922374</text:p>
          </table:table-cell>
          <table:table-cell table:style-name="Default" office:value-type="float" office:value="26.508226691042" calcext:value-type="float">
            <text:p>26.508226691042</text:p>
          </table:table-cell>
          <table:table-cell table:style-name="Default" office:value-type="float" office:value="33.7386018237082" calcext:value-type="float">
            <text:p>33.7386018237082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117.059874398968" calcext:value-type="float">
            <text:p>-117.059874398968</text:p>
          </table:table-cell>
          <table:table-cell table:style-name="Default" office:value-type="float" office:value="20.8316662210576" calcext:value-type="float">
            <text:p>20.8316662210576</text:p>
          </table:table-cell>
          <table:table-cell table:style-name="Default" office:value-type="float" office:value="-137.891540620026" calcext:value-type="float">
            <text:p>-137.891540620026</text:p>
          </table:table-cell>
          <table:table-cell table:style-name="Default" office:value-type="float" office:value="29.3163383545771" calcext:value-type="float">
            <text:p>29.3163383545771</text:p>
          </table:table-cell>
          <table:table-cell table:style-name="Default" office:value-type="float" office:value="26.8022181146026" calcext:value-type="float">
            <text:p>26.8022181146026</text:p>
          </table:table-cell>
          <table:table-cell table:style-name="Default" office:value-type="float" office:value="33.5403726708075" calcext:value-type="float">
            <text:p>33.5403726708075</text:p>
          </table:table-cell>
          <table:table-cell table:number-columns-repeated="2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.2025872315427" calcext:value-type="float">
            <text:p>26.2025872315427</text:p>
          </table:table-cell>
          <table:table-cell table:style-name="Default" office:value-type="float" office:value="64.3434288857619" calcext:value-type="float">
            <text:p>64.3434288857619</text:p>
          </table:table-cell>
          <table:table-cell table:style-name="Default" office:value-type="float" office:value="-38.1408416542191" calcext:value-type="float">
            <text:p>-38.1408416542191</text:p>
          </table:table-cell>
          <table:table-cell table:style-name="Default" office:value-type="float" office:value="28.9855072463768" calcext:value-type="float">
            <text:p>28.985507246376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8.2051282051282" calcext:value-type="float">
            <text:p>28.2051282051282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69.412847938933" calcext:value-type="float">
            <text:p>-69.412847938933</text:p>
          </table:table-cell>
          <table:table-cell table:style-name="Default" office:value-type="float" office:value="-3.24933513914565" calcext:value-type="float">
            <text:p>-3.24933513914565</text:p>
          </table:table-cell>
          <table:table-cell table:style-name="Default" office:value-type="float" office:value="-66.1635127997872" calcext:value-type="float">
            <text:p>-66.1635127997872</text:p>
          </table:table-cell>
          <table:table-cell table:style-name="Default" office:value-type="float" office:value="29.2986425339367" calcext:value-type="float">
            <text:p>29.2986425339367</text:p>
          </table:table-cell>
          <table:table-cell table:style-name="Default" office:value-type="float" office:value="26.6304347826087" calcext:value-type="float">
            <text:p>26.6304347826087</text:p>
          </table:table-cell>
          <table:table-cell table:style-name="Default" office:value-type="float" office:value="33.7349397590361" calcext:value-type="float">
            <text:p>33.7349397590361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style-name="Default" office:value-type="float" office:value="-4302.88332654966" calcext:value-type="float">
            <text:p>-4302.88332654966</text:p>
          </table:table-cell>
          <table:table-cell table:style-name="Default" office:value-type="float" office:value="-2973.48190994967" calcext:value-type="float">
            <text:p>-2973.48190994967</text:p>
          </table:table-cell>
          <table:table-cell table:style-name="Default" office:value-type="float" office:value="-1329.40141659999" calcext:value-type="float">
            <text:p>-1329.40141659999</text:p>
          </table:table-cell>
          <table:table-cell table:style-name="Default" office:value-type="float" office:value="8.35411471321696" calcext:value-type="float">
            <text:p>8.35411471321696</text:p>
          </table:table-cell>
          <table:table-cell table:style-name="Default" office:value-type="float" office:value="6.2015503875969" calcext:value-type="float">
            <text:p>6.2015503875969</text:p>
          </table:table-cell>
          <table:table-cell table:style-name="Default" office:value-type="float" office:value="10.3614457831325" calcext:value-type="float">
            <text:p>10.3614457831325</text:p>
          </table:table-cell>
          <table:table-cell table:number-columns-repeated="33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69.412847938933" calcext:value-type="float">
            <text:p>-69.412847938933</text:p>
          </table:table-cell>
          <table:table-cell table:style-name="Default" office:value-type="float" office:value="-3.24933513914565" calcext:value-type="float">
            <text:p>-3.24933513914565</text:p>
          </table:table-cell>
          <table:table-cell table:style-name="Default" office:value-type="float" office:value="-66.1635127997872" calcext:value-type="float">
            <text:p>-66.1635127997872</text:p>
          </table:table-cell>
          <table:table-cell table:style-name="Default" office:value-type="float" office:value="29.2986425339367" calcext:value-type="float">
            <text:p>29.2986425339367</text:p>
          </table:table-cell>
          <table:table-cell table:style-name="Default" office:value-type="float" office:value="26.6304347826087" calcext:value-type="float">
            <text:p>26.6304347826087</text:p>
          </table:table-cell>
          <table:table-cell table:style-name="Default" office:value-type="float" office:value="33.7349397590361" calcext:value-type="float">
            <text:p>33.7349397590361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style-name="Default" office:value-type="float" office:value="-585.662434888323" calcext:value-type="float">
            <text:p>-585.662434888323</text:p>
          </table:table-cell>
          <table:table-cell table:style-name="Default" office:value-type="float" office:value="-386.03373306123" calcext:value-type="float">
            <text:p>-386.03373306123</text:p>
          </table:table-cell>
          <table:table-cell table:style-name="Default" office:value-type="float" office:value="-199.628701827094" calcext:value-type="float">
            <text:p>-199.628701827094</text:p>
          </table:table-cell>
          <table:table-cell table:style-name="Default" office:value-type="float" office:value="24.835886214442" calcext:value-type="float">
            <text:p>24.835886214442</text:p>
          </table:table-cell>
          <table:table-cell table:style-name="Default" office:value-type="float" office:value="22.1757322175732" calcext:value-type="float">
            <text:p>22.1757322175732</text:p>
          </table:table-cell>
          <table:table-cell table:style-name="Default" office:value-type="float" office:value="27.7522935779816" calcext:value-type="float">
            <text:p>27.752293577981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Default" office:value-type="float" office:value="-162.316189716554" calcext:value-type="float">
            <text:p>-162.316189716554</text:p>
          </table:table-cell>
          <table:table-cell table:style-name="Default" office:value-type="float" office:value="-32.0824572121872" calcext:value-type="float">
            <text:p>-32.0824572121872</text:p>
          </table:table-cell>
          <table:table-cell table:style-name="Default" office:value-type="float" office:value="-130.233732504367" calcext:value-type="float">
            <text:p>-130.233732504367</text:p>
          </table:table-cell>
          <table:table-cell table:style-name="Default" office:value-type="float" office:value="27.2215973003375" calcext:value-type="float">
            <text:p>27.2215973003375</text:p>
          </table:table-cell>
          <table:table-cell table:style-name="Default" office:value-type="float" office:value="25.8252427184466" calcext:value-type="float">
            <text:p>25.8252427184466</text:p>
          </table:table-cell>
          <table:table-cell table:style-name="Default" office:value-type="float" office:value="29.144385026738" calcext:value-type="float">
            <text:p>29.14438502673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725.464330114902" calcext:value-type="float">
            <text:p>-725.464330114902</text:p>
          </table:table-cell>
          <table:table-cell table:style-name="Default" office:value-type="float" office:value="-547.821426076727" calcext:value-type="float">
            <text:p>-547.821426076727</text:p>
          </table:table-cell>
          <table:table-cell table:style-name="Default" office:value-type="float" office:value="-177.642904038175" calcext:value-type="float">
            <text:p>-177.642904038175</text:p>
          </table:table-cell>
          <table:table-cell table:style-name="Default" office:value-type="float" office:value="23.4018264840183" calcext:value-type="float">
            <text:p>23.4018264840183</text:p>
          </table:table-cell>
          <table:table-cell table:style-name="Default" office:value-type="float" office:value="20.0772200772201" calcext:value-type="float">
            <text:p>20.0772200772201</text:p>
          </table:table-cell>
          <table:table-cell table:style-name="Default" office:value-type="float" office:value="28.2122905027933" calcext:value-type="float">
            <text:p>28.212290502793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514.745697624295" calcext:value-type="float">
            <text:p>-514.745697624295</text:p>
          </table:table-cell>
          <table:table-cell table:style-name="Default" office:value-type="float" office:value="-313.000761292469" calcext:value-type="float">
            <text:p>-313.000761292469</text:p>
          </table:table-cell>
          <table:table-cell table:style-name="Default" office:value-type="float" office:value="-201.744936331826" calcext:value-type="float">
            <text:p>-201.744936331826</text:p>
          </table:table-cell>
          <table:table-cell table:style-name="Default" office:value-type="float" office:value="24.1534988713318" calcext:value-type="float">
            <text:p>24.1534988713318</text:p>
          </table:table-cell>
          <table:table-cell table:style-name="Default" office:value-type="float" office:value="22.1640488656195" calcext:value-type="float">
            <text:p>22.1640488656195</text:p>
          </table:table-cell>
          <table:table-cell table:style-name="Default" office:value-type="float" office:value="27.7955271565495" calcext:value-type="float">
            <text:p>27.795527156549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630.939481455772" calcext:value-type="float">
            <text:p>-630.939481455772</text:p>
          </table:table-cell>
          <table:table-cell table:style-name="Default" office:value-type="float" office:value="-435.441863610598" calcext:value-type="float">
            <text:p>-435.441863610598</text:p>
          </table:table-cell>
          <table:table-cell table:style-name="Default" office:value-type="float" office:value="-195.497617845173" calcext:value-type="float">
            <text:p>-195.497617845173</text:p>
          </table:table-cell>
          <table:table-cell table:style-name="Default" office:value-type="float" office:value="24.6803069053708" calcext:value-type="float">
            <text:p>24.6803069053708</text:p>
          </table:table-cell>
          <table:table-cell table:style-name="Default" office:value-type="float" office:value="22.7373068432671" calcext:value-type="float">
            <text:p>22.7373068432671</text:p>
          </table:table-cell>
          <table:table-cell table:style-name="Default" office:value-type="float" office:value="27.3556231003039" calcext:value-type="float">
            <text:p>27.355623100303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style-name="Default" office:value-type="float" office:value="-619.755190108961" calcext:value-type="float">
            <text:p>-619.755190108961</text:p>
          </table:table-cell>
          <table:table-cell table:style-name="Default" office:value-type="float" office:value="-419.185055708584" calcext:value-type="float">
            <text:p>-419.185055708584</text:p>
          </table:table-cell>
          <table:table-cell table:style-name="Default" office:value-type="float" office:value="-200.570134400377" calcext:value-type="float">
            <text:p>-200.570134400377</text:p>
          </table:table-cell>
          <table:table-cell table:style-name="Default" office:value-type="float" office:value="23.9690721649485" calcext:value-type="float">
            <text:p>23.9690721649485</text:p>
          </table:table-cell>
          <table:table-cell table:style-name="Default" office:value-type="float" office:value="21.0526315789474" calcext:value-type="float">
            <text:p>21.0526315789474</text:p>
          </table:table-cell>
          <table:table-cell table:style-name="Default" office:value-type="float" office:value="27.7286135693215" calcext:value-type="float">
            <text:p>27.728613569321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663.5556035267" calcext:value-type="float">
            <text:p>-663.5556035267</text:p>
          </table:table-cell>
          <table:table-cell table:style-name="Default" office:value-type="float" office:value="-381.697178455277" calcext:value-type="float">
            <text:p>-381.697178455277</text:p>
          </table:table-cell>
          <table:table-cell table:style-name="Default" office:value-type="float" office:value="-281.858425071423" calcext:value-type="float">
            <text:p>-281.858425071423</text:p>
          </table:table-cell>
          <table:table-cell table:style-name="Default" office:value-type="float" office:value="22.0779220779221" calcext:value-type="float">
            <text:p>22.0779220779221</text:p>
          </table:table-cell>
          <table:table-cell table:style-name="Default" office:value-type="float" office:value="19.8294243070362" calcext:value-type="float">
            <text:p>19.8294243070362</text:p>
          </table:table-cell>
          <table:table-cell table:style-name="Default" office:value-type="float" office:value="24.8677248677249" calcext:value-type="float">
            <text:p>24.867724867724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-825.815933365261" calcext:value-type="float">
            <text:p>-825.815933365261</text:p>
          </table:table-cell>
          <table:table-cell table:style-name="Default" office:value-type="float" office:value="-598.914011487985" calcext:value-type="float">
            <text:p>-598.914011487985</text:p>
          </table:table-cell>
          <table:table-cell table:style-name="Default" office:value-type="float" office:value="-226.901921877275" calcext:value-type="float">
            <text:p>-226.901921877275</text:p>
          </table:table-cell>
          <table:table-cell table:style-name="Default" office:value-type="float" office:value="21.3872832369942" calcext:value-type="float">
            <text:p>21.3872832369942</text:p>
          </table:table-cell>
          <table:table-cell table:style-name="Default" office:value-type="float" office:value="17.7142857142857" calcext:value-type="float">
            <text:p>17.7142857142857</text:p>
          </table:table-cell>
          <table:table-cell table:style-name="Default" office:value-type="float" office:value="27.0588235294118" calcext:value-type="float">
            <text:p>27.058823529411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2426.0796484941" calcext:value-type="float">
            <text:p>-2426.0796484941</text:p>
          </table:table-cell>
          <table:table-cell table:style-name="Default" office:value-type="float" office:value="-1802.31483505968" calcext:value-type="float">
            <text:p>-1802.31483505968</text:p>
          </table:table-cell>
          <table:table-cell table:style-name="Default" office:value-type="float" office:value="-623.76481343442" calcext:value-type="float">
            <text:p>-623.76481343442</text:p>
          </table:table-cell>
          <table:table-cell table:style-name="Default" office:value-type="float" office:value="18.2795698924731" calcext:value-type="float">
            <text:p>18.2795698924731</text:p>
          </table:table-cell>
          <table:table-cell table:style-name="Default" office:value-type="float" office:value="13.8492871690428" calcext:value-type="float">
            <text:p>13.8492871690428</text:p>
          </table:table-cell>
          <table:table-cell table:style-name="Default" office:value-type="float" office:value="23.2346241457859" calcext:value-type="float">
            <text:p>23.234624145785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-944.994309709672" calcext:value-type="float">
            <text:p>-944.994309709672</text:p>
          </table:table-cell>
          <table:table-cell table:style-name="Default" office:value-type="float" office:value="-645.884235482306" calcext:value-type="float">
            <text:p>-645.884235482306</text:p>
          </table:table-cell>
          <table:table-cell table:style-name="Default" office:value-type="float" office:value="-299.110074227366" calcext:value-type="float">
            <text:p>-299.110074227366</text:p>
          </table:table-cell>
          <table:table-cell table:style-name="Default" office:value-type="float" office:value="26.3616557734205" calcext:value-type="float">
            <text:p>26.3616557734205</text:p>
          </table:table-cell>
          <table:table-cell table:style-name="Default" office:value-type="float" office:value="21.8220338983051" calcext:value-type="float">
            <text:p>21.8220338983051</text:p>
          </table:table-cell>
          <table:table-cell table:style-name="Default" office:value-type="float" office:value="31.1659192825112" calcext:value-type="float">
            <text:p>31.165919282511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2240.87219809748" calcext:value-type="float">
            <text:p>-2240.87219809748</text:p>
          </table:table-cell>
          <table:table-cell table:style-name="Default" office:value-type="float" office:value="-1601.00017655099" calcext:value-type="float">
            <text:p>-1601.00017655099</text:p>
          </table:table-cell>
          <table:table-cell table:style-name="Default" office:value-type="float" office:value="-639.872021546492" calcext:value-type="float">
            <text:p>-639.872021546492</text:p>
          </table:table-cell>
          <table:table-cell table:style-name="Default" office:value-type="float" office:value="15.5555555555556" calcext:value-type="float">
            <text:p>15.5555555555556</text:p>
          </table:table-cell>
          <table:table-cell table:style-name="Default" office:value-type="float" office:value="11.4052953156823" calcext:value-type="float">
            <text:p>11.4052953156823</text:p>
          </table:table-cell>
          <table:table-cell table:style-name="Default" office:value-type="float" office:value="20.5378973105134" calcext:value-type="float">
            <text:p>20.5378973105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ME</text:p>
          </table:table-cell>
          <table:table-cell table:number-columns-repeated="2" office:value-type="float" office:value="-3194.02711576645" calcext:value-type="float">
            <text:p>-3194.027115766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9273504273504" calcext:value-type="float">
            <text:p>37.92735042735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P</text:p>
          </table:table-cell>
          <table:table-cell table:number-columns-repeated="2" office:value-type="float" office:value="-1681.07335232067" calcext:value-type="float">
            <text:p>-1681.073352320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.7567567567568" calcext:value-type="float">
            <text:p>48.7567567567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RT</text:p>
          </table:table-cell>
          <table:table-cell table:number-columns-repeated="2" office:value-type="float" office:value="-2302.44331431516" calcext:value-type="float">
            <text:p>-2302.443314315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4172185430464" calcext:value-type="float">
            <text:p>37.4172185430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1:45:30.850219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15T12:11:03.511253308</dc:date>
    <meta:editing-duration>PT2H17M46S</meta:editing-duration>
    <meta:editing-cycles>13</meta:editing-cycles>
    <meta:generator>LibreOffice/6.4.7.2$Linux_X86_64 LibreOffice_project/40$Build-2</meta:generator>
    <meta:document-statistic meta:table-count="1" meta:cell-count="707" meta:object-count="0"/>
  </office:meta>
</office:document-meta>
</file>